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true" fo:line-height="150%" fo:text-align="justify" style:justify-single-word="false"/>
      <style:text-properties style:font-name="Times New Roman" fo:font-size="12pt" fo:language="es" fo:country="ES" style:font-size-asian="12pt" style:font-name-complex="Times New Roman1" style:font-size-complex="12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08cee9" style:font-size-asian="12pt" style:font-size-complex="12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1pt" fo:font-weight="normal" officeooo:paragraph-rsid="0008cee9" style:font-size-asian="11pt" style:font-weight-asian="normal" style:font-size-complex="11pt" style:font-weight-complex="normal"/>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ES" style:font-size-asian="11pt" style:font-name-complex="Times New Roman1" style:font-size-complex="11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fo:font-weight="bold" style:font-size-asian="11pt" style:font-weight-asian="bold" style:font-name-complex="Times New Roman1" style:font-size-complex="11pt" style:font-weight-complex="bold"/>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fo:font-weight="bold" style:font-size-asian="11pt" style:font-weight-asian="bold" style:font-name-complex="Times New Roman1" style:font-size-complex="11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08cee9" style:font-size-asian="10pt" style:font-size-complex="10pt"/>
    </style:style>
    <style:style style:name="P9"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08cee9" officeooo:paragraph-rsid="0008cee9" style:font-size-asian="10pt" style:font-size-complex="10pt"/>
    </style:style>
    <style:style style:name="P10"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8cee9" officeooo:paragraph-rsid="0009f686" style:font-size-asian="10pt" style:font-size-complex="10pt"/>
    </style:style>
    <style:style style:name="P1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08cee9" style:font-size-asian="12pt" style:font-size-complex="12pt"/>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style:font-size-asian="11pt" style:font-size-complex="11pt"/>
    </style:style>
    <style:style style:name="P13"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PY" fo:font-weight="bold" style:font-size-asian="11pt" style:font-weight-asian="bold" style:font-name-complex="Times New Roman1" style:font-size-complex="11pt" style:font-weight-complex="bold" fo:hyphenate="true" fo:hyphenation-remain-char-count="2" fo:hyphenation-push-char-count="2"/>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s" fo:country="ES" fo:font-weight="bold" style:font-size-asian="11pt" style:font-weight-asian="bold" style:font-name-complex="Times New Roman1" style:font-size-complex="11pt" style:font-weight-complex="bold" fo:hyphenate="true" fo:hyphenation-remain-char-count="2" fo:hyphenation-push-char-count="2"/>
    </style:style>
    <style:style style:name="P15" style:family="paragraph" style:parent-style-name="Standard">
      <style:paragraph-properties fo:margin-left="0in" fo:margin-right="-0.0008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17" style:family="paragraph" style:parent-style-name="List_20_Paragraph" style:list-style-name="WWNum2">
      <loext:graphic-properties draw:fill="solid" draw:fill-color="#ffffff"/>
      <style:paragraph-properties fo:margin-top="0in" fo:margin-bottom="0in" loext:contextual-spacing="false" fo:line-height="100%" fo:text-align="justify" style:justify-single-word="false" fo:background-color="#ffffff"/>
      <style:text-properties style:font-name="Liberation Sans Narrow" fo:font-size="11pt" style:font-size-asian="11pt" style:font-size-complex="11pt"/>
    </style:style>
    <style:style style:name="P18" style:family="paragraph" style:parent-style-name="List_20_Paragraph" style:list-style-name="WWNum2">
      <loext:graphic-properties draw:fill="solid" draw:fill-color="#ffffff"/>
      <style:paragraph-properties fo:margin-top="0in" fo:margin-bottom="0in" loext:contextual-spacing="false" fo:line-height="100%" fo:text-align="justify" style:justify-single-word="false" fo:orphans="0" fo:widows="0" fo:background-color="#ffffff"/>
      <style:text-properties style:font-name="Liberation Sans Narrow" fo:font-size="11pt" style:font-size-asian="11pt" style:font-size-complex="11pt"/>
    </style:style>
    <style:style style:name="P19" style:family="paragraph" style:parent-style-name="Heading_20_1">
      <style:paragraph-properties fo:text-align="center" style:justify-single-word="false"/>
      <style:text-properties style:font-name="FreeSans" fo:font-size="18pt" style:font-size-asian="18pt" style:font-size-complex="18pt"/>
    </style:style>
    <style:style style:name="P20"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1" style:family="paragraph" style:parent-style-name="Heading_20_2">
      <style:paragraph-properties fo:hyphenation-ladder-count="no-limit" style:writing-mode="lr-tb"/>
      <style:text-properties fo:hyphenate="true" fo:hyphenation-remain-char-count="2" fo:hyphenation-push-char-count="2"/>
    </style:style>
    <style:style style:name="T1" style:family="text">
      <style:text-properties style:font-name="Times New Roman" fo:font-size="12pt" fo:language="es" fo:country="ES" fo:font-weight="bold" style:font-size-asian="12pt" style:font-weight-asian="bold" style:font-name-complex="Times New Roman1" style:font-size-complex="12pt"/>
    </style:style>
    <style:style style:name="T2" style:family="text">
      <style:text-properties style:font-name="Times New Roman" fo:font-size="12pt" fo:language="es" fo:country="ES" fo:font-weight="bold" style:font-size-asian="12pt" style:font-weight-asian="bold" style:font-name-complex="Times New Roman1" style:font-size-complex="12pt" style:font-weight-complex="bold"/>
    </style:style>
    <style:style style:name="T3" style:family="text">
      <style:text-properties style:font-name="Times New Roman" fo:font-size="12pt" fo:language="es" fo:country="ES" fo:font-style="italic" fo:font-weight="bold" style:font-size-asian="12pt" style:font-style-asian="italic" style:font-weight-asian="bold" style:font-name-complex="Times New Roman1" style:font-size-complex="12pt" style:font-weight-complex="bold"/>
    </style:style>
    <style:style style:name="T4" style:family="text">
      <style:text-properties style:font-name="Times New Roman" fo:font-size="12pt" fo:language="es" fo:country="ES" fo:font-style="italic" style:font-size-asian="12pt" style:font-style-asian="italic" style:font-name-complex="Times New Roman1" style:font-size-complex="12pt"/>
    </style:style>
    <style:style style:name="T5" style:family="text">
      <style:text-properties style:font-name="Times New Roman" fo:font-size="12pt" fo:language="es" fo:country="ES" fo:font-style="italic" style:font-size-asian="12pt" style:font-style-asian="italic" style:font-name-complex="Times New Roman1" style:font-size-complex="12pt" style:font-style-complex="italic"/>
    </style:style>
    <style:style style:name="T6" style:family="text">
      <style:text-properties style:font-name="Times New Roman" fo:font-size="12pt" fo:language="es" fo:country="ES" style:font-size-asian="12pt" style:font-name-complex="Times New Roman1" style:font-size-complex="12pt"/>
    </style:style>
    <style:style style:name="T7" style:family="text">
      <style:text-properties style:font-name="Times New Roman" fo:font-size="12pt" fo:language="es" fo:country="ES" fo:font-weight="normal" style:font-size-asian="12pt" style:font-weight-asian="normal" style:font-name-complex="Times New Roman1" style:font-size-complex="12pt" style:font-weight-complex="normal"/>
    </style:style>
    <style:style style:name="T8" style:family="text">
      <style:text-properties style:font-name="Times New Roman" fo:font-size="12pt" fo:language="es" fo:country="PY" style:font-size-asian="12pt" style:font-name-complex="Times New Roman1" style:font-size-complex="12pt"/>
    </style:style>
    <style:style style:name="T9" style:family="text">
      <style:text-properties style:font-name="Times New Roman" fo:font-size="12pt" fo:language="es" fo:country="PY" fo:font-style="italic" style:font-size-asian="12pt" style:font-style-asian="italic" style:font-name-complex="Times New Roman1" style:font-size-complex="12pt"/>
    </style:style>
    <style:style style:name="T10" style:family="text">
      <style:text-properties style:font-name="Times New Roman" fo:font-size="12pt" fo:language="es" fo:country="PY" fo:font-style="italic" style:font-size-asian="12pt" style:font-style-asian="italic" style:font-name-complex="Times New Roman1" style:font-size-complex="12pt" style:font-style-complex="italic"/>
    </style:style>
    <style:style style:name="T11" style:family="text">
      <style:text-properties style:font-name="Times New Roman" fo:font-size="12pt" fo:language="es" fo:country="PY" fo:font-style="italic" style:font-size-asian="12pt" style:font-style-asian="italic" style:font-name-complex="Times New Roman1" style:font-size-complex="12pt" style:font-weight-complex="bold"/>
    </style:style>
    <style:style style:name="T12" style:family="text">
      <style:text-properties style:font-name="Times New Roman" fo:font-size="12pt" fo:language="es" fo:country="PY" fo:font-weight="bold" style:font-size-asian="12pt" style:font-weight-asian="bold" style:font-name-complex="Times New Roman1" style:font-size-complex="12pt"/>
    </style:style>
    <style:style style:name="T13" style:family="text">
      <style:text-properties style:font-name="Times New Roman" fo:font-size="12pt" fo:language="es" fo:country="PY" fo:font-weight="bold" style:font-size-asian="12pt" style:font-weight-asian="bold" style:font-name-complex="Times New Roman1" style:font-size-complex="12pt" style:font-weight-complex="bold"/>
    </style:style>
    <style:style style:name="T14" style:family="text">
      <style:text-properties style:text-position="super 58%" style:font-name="Times New Roman" fo:font-size="12pt" fo:language="es" fo:country="ES" style:font-size-asian="12pt" style:font-name-complex="Times New Roman1" style:font-size-complex="12pt"/>
    </style:style>
    <style:style style:name="T15" style:family="text">
      <style:text-properties style:text-position="super 58%" fo:font-size="12pt" fo:language="es" fo:country="ES" style:font-size-asian="12pt" style:font-name-complex="Times New Roman1" style:font-size-complex="12pt"/>
    </style:style>
    <style:style style:name="T16" style:family="text">
      <style:text-properties style:text-position="super 58%" fo:language="es" fo:country="ES" style:font-name-complex="Times New Roman1"/>
    </style:style>
    <style:style style:name="T17" style:family="text">
      <style:text-properties fo:color="#000000" style:font-name="Times New Roman" fo:font-size="12pt" fo:language="es" fo:country="PY" style:font-name-asian="Times New Roman1" style:font-size-asian="12pt" style:language-asian="es" style:country-asian="ES" style:font-name-complex="Times New Roman1" style:font-size-complex="12pt"/>
    </style:style>
    <style:style style:name="T18" style:family="text">
      <style:text-properties fo:color="#000000" style:font-name="Times New Roman" fo:font-size="12pt" fo:language="es" fo:country="PY" style:font-name-asian="Times New Roman1" style:font-size-asian="12pt" style:language-asian="es" style:country-asian="ES" style:font-name-complex="Times New Roman1" style:font-size-complex="12pt" style:font-style-complex="italic"/>
    </style:style>
    <style:style style:name="T19" style:family="text">
      <style:text-properties fo:color="#000000" style:font-name="Times New Roman" fo:font-size="12pt" fo:language="es" fo:country="PY" style:font-name-asian="Times New Roman1" style:font-size-asian="12pt" style:language-asian="en" style:country-asian="CA" style:font-name-complex="Times New Roman1" style:font-size-complex="12pt"/>
    </style:style>
    <style:style style:name="T20" style:family="text">
      <style:text-properties fo:color="#000000" style:font-name="Times New Roman" fo:font-size="12pt" fo:language="es" fo:country="PY" style:font-name-asian="Times New Roman1" style:font-size-asian="12pt" style:language-asian="en" style:country-asian="CA" style:font-name-complex="Times New Roman1" style:font-size-complex="12pt" style:font-style-complex="italic"/>
    </style:style>
    <style:style style:name="T21" style:family="text">
      <style:text-properties fo:color="#000000" style:font-name="Times New Roman" fo:font-size="12pt" fo:language="es" fo:country="PY" fo:font-style="italic" style:font-name-asian="Times New Roman1" style:font-size-asian="12pt" style:language-asian="es" style:country-asian="ES" style:font-style-asian="italic" style:font-name-complex="Times New Roman1" style:font-size-complex="12pt" style:font-style-complex="italic"/>
    </style:style>
    <style:style style:name="T22" style:family="text">
      <style:text-properties fo:color="#000000" style:font-name="Times New Roman" fo:font-size="12pt" fo:language="es" fo:country="PY" fo:font-style="italic" style:font-name-asian="Times New Roman1" style:font-size-asian="12pt" style:language-asian="es" style:country-asian="ES" style:font-style-asian="italic" style:font-name-complex="Times New Roman1" style:font-size-complex="12pt"/>
    </style:style>
    <style:style style:name="T23" style:family="text">
      <style:text-properties fo:color="#000000" style:font-name="Times New Roman" fo:font-size="12pt" fo:language="es" fo:country="ES" style:font-size-asian="12pt" style:font-name-complex="Times New Roman1" style:font-size-complex="12pt"/>
    </style:style>
    <style:style style:name="T24" style:family="text">
      <style:text-properties fo:color="#000000" style:font-name="Times New Roman" fo:font-size="12pt" fo:language="en" fo:country="US" style:font-name-asian="Times New Roman1" style:font-size-asian="12pt" style:language-asian="en" style:country-asian="CA" style:font-name-complex="Times New Roman1" style:font-size-complex="12pt"/>
    </style:style>
    <style:style style:name="T25" style:family="text">
      <style:text-properties fo:color="#000000" style:font-name="Times New Roman" fo:font-size="12pt" style:font-name-asian="Times New Roman1" style:font-size-asian="12pt" style:language-asian="en" style:country-asian="CA" style:font-name-complex="Times New Roman1" style:font-size-complex="12pt"/>
    </style:style>
    <style:style style:name="T26" style:family="text">
      <style:text-properties fo:color="#000000" style:font-name="Times New Roman" fo:font-size="12pt" style:font-name-asian="Times New Roman1" style:font-size-asian="12pt" style:language-asian="en" style:country-asian="CA" style:font-name-complex="Times New Roman1" style:font-size-complex="12pt" style:font-style-complex="italic"/>
    </style:style>
    <style:style style:name="T27" style:family="text">
      <style:text-properties fo:color="#000000" fo:font-size="12pt" fo:language="es" fo:country="PY" style:font-name-asian="Times New Roman1" style:font-size-asian="12pt" style:language-asian="es" style:country-asian="ES" style:font-name-complex="Times New Roman1" style:font-size-complex="12pt"/>
    </style:style>
    <style:style style:name="T28" style:family="text">
      <style:text-properties fo:color="#000000" fo:font-size="12pt" fo:language="es" fo:country="PY" style:font-name-asian="Times New Roman1" style:font-size-asian="12pt" style:language-asian="es" style:country-asian="ES" style:font-name-complex="Times New Roman1" style:font-size-complex="12pt" style:font-style-complex="italic"/>
    </style:style>
    <style:style style:name="T29" style:family="text">
      <style:text-properties fo:color="#000000" fo:font-size="12pt" fo:language="es" fo:country="PY" style:font-name-asian="Times New Roman1" style:font-size-asian="12pt" style:language-asian="en" style:country-asian="CA" style:font-name-complex="Times New Roman1" style:font-size-complex="12pt"/>
    </style:style>
    <style:style style:name="T30" style:family="text">
      <style:text-properties fo:color="#000000" fo:font-size="12pt" fo:language="es" fo:country="PY" style:font-name-asian="Times New Roman1" style:font-size-asian="12pt" style:language-asian="en" style:country-asian="CA" style:font-name-complex="Times New Roman1" style:font-size-complex="12pt" style:font-style-complex="italic"/>
    </style:style>
    <style:style style:name="T31" style:family="text">
      <style:text-properties fo:color="#000000" fo:font-size="12pt" fo:language="es" fo:country="PY" fo:font-style="italic" style:font-name-asian="Times New Roman1" style:font-size-asian="12pt" style:language-asian="es" style:country-asian="ES" style:font-style-asian="italic" style:font-name-complex="Times New Roman1" style:font-size-complex="12pt" style:font-style-complex="italic"/>
    </style:style>
    <style:style style:name="T32" style:family="text">
      <style:text-properties fo:color="#000000" fo:font-size="12pt" fo:language="es" fo:country="PY" fo:font-style="italic" style:font-name-asian="Times New Roman1" style:font-size-asian="12pt" style:language-asian="es" style:country-asian="ES" style:font-style-asian="italic" style:font-name-complex="Times New Roman1" style:font-size-complex="12pt"/>
    </style:style>
    <style:style style:name="T33" style:family="text">
      <style:text-properties fo:color="#000000" fo:font-size="12pt" fo:language="es" fo:country="ES" style:font-size-asian="12pt" style:font-name-complex="Times New Roman1" style:font-size-complex="12pt"/>
    </style:style>
    <style:style style:name="T34" style:family="text">
      <style:text-properties fo:color="#000000" fo:font-size="12pt" fo:language="en" fo:country="US" style:font-name-asian="Times New Roman1" style:font-size-asian="12pt" style:language-asian="en" style:country-asian="CA" style:font-name-complex="Times New Roman1" style:font-size-complex="12pt"/>
    </style:style>
    <style:style style:name="T35" style:family="text">
      <style:text-properties fo:color="#000000" fo:font-size="12pt" style:font-name-asian="Times New Roman1" style:font-size-asian="12pt" style:language-asian="en" style:country-asian="CA" style:font-name-complex="Times New Roman1" style:font-size-complex="12pt"/>
    </style:style>
    <style:style style:name="T36" style:family="text">
      <style:text-properties fo:color="#000000" fo:font-size="12pt" style:font-name-asian="Times New Roman1" style:font-size-asian="12pt" style:language-asian="en" style:country-asian="CA" style:font-name-complex="Times New Roman1" style:font-size-complex="12pt" style:font-style-complex="italic"/>
    </style:style>
    <style:style style:name="T37" style:family="text">
      <style:text-properties fo:color="#000000" fo:language="es" fo:country="PY" style:font-name-asian="Times New Roman1" style:language-asian="es" style:country-asian="ES" style:font-name-complex="Times New Roman1"/>
    </style:style>
    <style:style style:name="T38" style:family="text">
      <style:text-properties fo:color="#000000" fo:language="es" fo:country="PY" style:font-name-asian="Times New Roman1" style:language-asian="es" style:country-asian="ES" style:font-name-complex="Times New Roman1" style:font-style-complex="italic"/>
    </style:style>
    <style:style style:name="T39" style:family="text">
      <style:text-properties fo:color="#000000" fo:language="es" fo:country="PY" style:font-name-asian="Times New Roman1" style:language-asian="en" style:country-asian="CA" style:font-name-complex="Times New Roman1"/>
    </style:style>
    <style:style style:name="T40" style:family="text">
      <style:text-properties fo:color="#000000" fo:language="es" fo:country="PY" style:font-name-asian="Times New Roman1" style:language-asian="en" style:country-asian="CA" style:font-name-complex="Times New Roman1" style:font-style-complex="italic"/>
    </style:style>
    <style:style style:name="T41" style:family="text">
      <style:text-properties fo:color="#000000" fo:language="es" fo:country="PY" fo:font-style="italic" style:font-name-asian="Times New Roman1" style:language-asian="es" style:country-asian="ES" style:font-style-asian="italic" style:font-name-complex="Times New Roman1" style:font-style-complex="italic"/>
    </style:style>
    <style:style style:name="T42" style:family="text">
      <style:text-properties fo:color="#000000" fo:language="es" fo:country="PY" fo:font-style="italic" style:font-name-asian="Times New Roman1" style:language-asian="es" style:country-asian="ES" style:font-style-asian="italic" style:font-name-complex="Times New Roman1"/>
    </style:style>
    <style:style style:name="T43" style:family="text">
      <style:text-properties fo:color="#000000" fo:language="es" fo:country="ES" style:font-name-complex="Times New Roman1"/>
    </style:style>
    <style:style style:name="T44" style:family="text">
      <style:text-properties fo:color="#000000" fo:language="en" fo:country="US" style:font-name-asian="Times New Roman1" style:language-asian="en" style:country-asian="CA" style:font-name-complex="Times New Roman1"/>
    </style:style>
    <style:style style:name="T45" style:family="text">
      <style:text-properties fo:color="#000000" style:font-name-asian="Times New Roman1" style:language-asian="en" style:country-asian="CA" style:font-name-complex="Times New Roman1"/>
    </style:style>
    <style:style style:name="T46" style:family="text">
      <style:text-properties fo:color="#000000" style:font-name-asian="Times New Roman1" style:language-asian="en" style:country-asian="CA" style:font-name-complex="Times New Roman1" style:font-style-complex="italic"/>
    </style:style>
    <style:style style:name="T47" style:family="text">
      <style:text-properties fo:font-size="12pt" fo:language="es" fo:country="ES" style:font-size-asian="12pt" style:font-name-complex="Times New Roman1" style:font-size-complex="12pt"/>
    </style:style>
    <style:style style:name="T48" style:family="text">
      <style:text-properties fo:font-size="12pt" fo:language="es" fo:country="ES" fo:font-weight="normal" style:font-size-asian="12pt" style:font-weight-asian="normal" style:font-name-complex="Times New Roman1" style:font-size-complex="12pt" style:font-weight-complex="normal"/>
    </style:style>
    <style:style style:name="T49" style:family="text">
      <style:text-properties fo:font-size="12pt" fo:language="es" fo:country="ES" fo:font-weight="bold" style:font-size-asian="12pt" style:font-weight-asian="bold" style:font-name-complex="Times New Roman1" style:font-size-complex="12pt"/>
    </style:style>
    <style:style style:name="T50" style:family="text">
      <style:text-properties fo:font-size="12pt" fo:language="es" fo:country="ES" fo:font-weight="bold" style:font-size-asian="12pt" style:font-weight-asian="bold" style:font-name-complex="Times New Roman1" style:font-size-complex="12pt" style:font-weight-complex="bold"/>
    </style:style>
    <style:style style:name="T51" style:family="text">
      <style:text-properties fo:font-size="12pt" fo:language="es" fo:country="ES" fo:font-style="italic" fo:font-weight="bold" style:font-size-asian="12pt" style:font-style-asian="italic" style:font-weight-asian="bold" style:font-name-complex="Times New Roman1" style:font-size-complex="12pt" style:font-weight-complex="bold"/>
    </style:style>
    <style:style style:name="T52" style:family="text">
      <style:text-properties fo:font-size="12pt" fo:language="es" fo:country="ES" fo:font-style="italic" style:font-size-asian="12pt" style:font-style-asian="italic" style:font-name-complex="Times New Roman1" style:font-size-complex="12pt"/>
    </style:style>
    <style:style style:name="T53" style:family="text">
      <style:text-properties fo:font-size="12pt" fo:language="es" fo:country="ES" fo:font-style="italic" style:font-size-asian="12pt" style:font-style-asian="italic" style:font-name-complex="Times New Roman1" style:font-size-complex="12pt" style:font-style-complex="italic"/>
    </style:style>
    <style:style style:name="T54" style:family="text">
      <style:text-properties fo:font-size="12pt" fo:language="es" fo:country="PY" style:font-size-asian="12pt" style:font-name-complex="Times New Roman1" style:font-size-complex="12pt"/>
    </style:style>
    <style:style style:name="T55" style:family="text">
      <style:text-properties fo:font-size="12pt" fo:language="es" fo:country="PY" fo:font-style="italic" style:font-size-asian="12pt" style:font-style-asian="italic" style:font-name-complex="Times New Roman1" style:font-size-complex="12pt"/>
    </style:style>
    <style:style style:name="T56" style:family="text">
      <style:text-properties fo:font-size="12pt" fo:language="es" fo:country="PY" fo:font-style="italic" style:font-size-asian="12pt" style:font-style-asian="italic" style:font-name-complex="Times New Roman1" style:font-size-complex="12pt" style:font-style-complex="italic"/>
    </style:style>
    <style:style style:name="T57" style:family="text">
      <style:text-properties fo:font-size="12pt" fo:language="es" fo:country="PY" fo:font-style="italic" style:font-size-asian="12pt" style:font-style-asian="italic" style:font-name-complex="Times New Roman1" style:font-size-complex="12pt" style:font-weight-complex="bold"/>
    </style:style>
    <style:style style:name="T58" style:family="text">
      <style:text-properties fo:font-size="12pt" fo:language="es" fo:country="PY" fo:font-weight="bold" style:font-size-asian="12pt" style:font-weight-asian="bold" style:font-name-complex="Times New Roman1" style:font-size-complex="12pt"/>
    </style:style>
    <style:style style:name="T59" style:family="text">
      <style:text-properties fo:font-size="12pt" fo:language="es" fo:country="PY" fo:font-weight="bold" style:font-size-asian="12pt" style:font-weight-asian="bold" style:font-name-complex="Times New Roman1" style:font-size-complex="12pt" style:font-weight-complex="bold"/>
    </style:style>
    <style:style style:name="T60" style:family="text">
      <style:text-properties fo:language="es" fo:country="ES" style:font-name-complex="Times New Roman1"/>
    </style:style>
    <style:style style:name="T61" style:family="text">
      <style:text-properties fo:language="es" fo:country="ES" fo:font-weight="normal" style:font-weight-asian="normal" style:font-name-complex="Times New Roman1" style:font-weight-complex="normal"/>
    </style:style>
    <style:style style:name="T62" style:family="text">
      <style:text-properties fo:language="es" fo:country="ES" fo:font-weight="normal" officeooo:rsid="0009f686" style:font-weight-asian="normal" style:font-name-complex="Times New Roman1" style:font-weight-complex="normal"/>
    </style:style>
    <style:style style:name="T63" style:family="text">
      <style:text-properties fo:language="es" fo:country="ES" fo:font-weight="bold" style:font-weight-asian="bold" style:font-name-complex="Times New Roman1"/>
    </style:style>
    <style:style style:name="T64" style:family="text">
      <style:text-properties fo:language="es" fo:country="ES" fo:font-weight="bold" style:font-weight-asian="bold" style:font-name-complex="Times New Roman1" style:font-weight-complex="bold"/>
    </style:style>
    <style:style style:name="T65" style:family="text">
      <style:text-properties fo:language="es" fo:country="ES" fo:font-weight="bold" officeooo:rsid="0008cee9" style:font-weight-asian="bold" style:font-name-complex="Times New Roman1" style:font-weight-complex="bold"/>
    </style:style>
    <style:style style:name="T66" style:family="text">
      <style:text-properties fo:language="es" fo:country="ES" fo:font-style="italic" fo:font-weight="bold" style:font-style-asian="italic" style:font-weight-asian="bold" style:font-name-complex="Times New Roman1" style:font-weight-complex="bold"/>
    </style:style>
    <style:style style:name="T67" style:family="text">
      <style:text-properties fo:language="es" fo:country="ES" fo:font-style="italic" style:font-style-asian="italic" style:font-name-complex="Times New Roman1"/>
    </style:style>
    <style:style style:name="T68" style:family="text">
      <style:text-properties fo:language="es" fo:country="ES" fo:font-style="italic" style:font-style-asian="italic" style:font-name-complex="Times New Roman1" style:font-style-complex="italic"/>
    </style:style>
    <style:style style:name="T69" style:family="text">
      <style:text-properties fo:language="es" fo:country="PY" style:font-name-complex="Times New Roman1"/>
    </style:style>
    <style:style style:name="T70" style:family="text">
      <style:text-properties fo:language="es" fo:country="PY" fo:font-style="italic" style:font-style-asian="italic" style:font-name-complex="Times New Roman1"/>
    </style:style>
    <style:style style:name="T71" style:family="text">
      <style:text-properties fo:language="es" fo:country="PY" fo:font-style="italic" style:font-style-asian="italic" style:font-name-complex="Times New Roman1" style:font-style-complex="italic"/>
    </style:style>
    <style:style style:name="T72" style:family="text">
      <style:text-properties fo:language="es" fo:country="PY" fo:font-style="italic" style:font-style-asian="italic" style:font-name-complex="Times New Roman1" style:font-weight-complex="bold"/>
    </style:style>
    <style:style style:name="T73" style:family="text">
      <style:text-properties fo:language="es" fo:country="PY" fo:font-weight="bold" style:font-weight-asian="bold" style:font-name-complex="Times New Roman1"/>
    </style:style>
    <style:style style:name="T74" style:family="text">
      <style:text-properties fo:language="es" fo:country="PY" fo:font-weight="bold" style:font-weight-asian="bold" style:font-name-complex="Times New Roman1" style:font-weight-complex="bold"/>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0">Noemí Zárate; Mercedes Álvarez</text:span></text:p>
      <text:p text:style-name="P2"><text:span text:style-name="T60">Natalie Weiler; L. Cardozo</text:span></text:p>
      <text:p text:style-name="P8"><text:span text:style-name="T61">Laboratorio Central de Salud Pública,</text:span></text:p>
      <text:p text:style-name="P8"><text:span text:style-name="T61">Ministerio de Salud Pública y Bienestar Social,</text:span></text:p>
      <text:p text:style-name="P8"><text:span text:style-name="T61">Asunción, Paraguay</text:span></text:p>
      <text:p text:style-name="P9"><text:span text:style-name="T61">Rev UN Med 2013 2(1): </text:span><text:span text:style-name="T62">37-44</text:span></text:p>
      <text:p text:style-name="P4"><text:span text:style-name="T60"/></text:p>
      <text:h text:style-name="P19" text:outline-level="1"><text:bookmark text:name="_GoBack"/><text:span text:style-name="T64">Detección </text:span><text:span text:style-name="T65">m</text:span><text:span text:style-name="T64">olecular de </text:span><text:span text:style-name="T65">e</text:span><text:span text:style-name="T64">nterotoxinas y </text:span><text:span text:style-name="T65">p</text:span><text:span text:style-name="T64">erfil de </text:span><text:span text:style-name="T65">r</text:span><text:span text:style-name="T64">esistencia de </text:span><text:span text:style-name="T66">Staphylococcus aureus</text:span><text:span text:style-name="T64"> en </text:span><text:span text:style-name="T65">m</text:span><text:span text:style-name="T64">anipuladores de </text:span><text:span text:style-name="T65">a</text:span><text:span text:style-name="T64">limentos en Asunción y Departamento Central</text:span></text:h>
      <text:p text:style-name="P12"><text:span text:style-name="T16"/></text:p>
      <text:p text:style-name="P3"><text:span text:style-name="T16"/></text:p>
      <text:h text:style-name="Heading_20_2" text:outline-level="2">RESUMEN</text:h>
      <text:p text:style-name="P3"><text:span text:style-name="T60">INTRODUCCIÓN: </text:span><text:span text:style-name="T67">Staphylococcus aureus (S. aureus)</text:span><text:span text:style-name="T60"> es una bacteria causante de intoxicaciones alimentarias por su capacidad de producir enterotoxinas. Los manipuladores de alimentos que portan </text:span><text:span text:style-name="T67">S. aureus</text:span><text:span text:style-name="T60"> productor de enterotoxinas pueden causar intoxicaciones alimentarias. OBJETIVOS: Determinar la portación nasal, la caracterización molecular y la susceptibilidad antimicrobiana de </text:span><text:span text:style-name="T67">S. aureus</text:span><text:span text:style-name="T60"> en manipuladores de alimentos. MATERIALES Y MÉTODOS: Se estudiaron hisopados nasales de 230 manipuladores de alimentos de una cadena de supermercados de Asunción y departamento Central. </text:span><text:span text:style-name="T67">S. aureus </text:span><text:span text:style-name="T60">aislados fueron caracterizados bioquímica y molecularmente. La sensibilidad antimicrobiana se efectuó según la metodología recomendada por el Clinical and Laboratory Standards Institute (CLSI). RESULTADOS: De las 230 muestras estudiadas se aislaron 78 cepas de </text:span><text:span text:style-name="T67">S. aureus</text:span><text:span text:style-name="T60"> de las que 27 fueron toxigénicas. La Enteroxina A, fue la predominante. El 100% fueron sensibles a trimetoprim-sulfametoxasol y ciprofloxacina, el 5% resistente a gentamicina y oxacilina. CONCLUSIONES: La portación nasal de </text:span><text:span text:style-name="T67">S. aureus</text:span><text:span text:style-name="T60"> enterotoxigénicos en manipuladores de alimentos es similar a la reportada en publicaciones internacionales. Estos resultados confirman la necesidad de programas de entrenamiento y educación en el manejo de alimentos dirigido a manipuladores de alimentos para evitar brotes de intoxicación alimentaria y demuestra que una vez aislados los </text:span><text:span text:style-name="T67">S. aureus</text:span><text:span text:style-name="T60"> se debe detectar necesariamente la toxina.</text:span></text:p>
      <text:p text:style-name="P5"/>
      <text:p text:style-name="P3"><text:span text:style-name="T63">Palabras Claves:</text:span><text:span text:style-name="T60"> </text:span><text:span text:style-name="T67">Staphylococcus aureus</text:span><text:span text:style-name="T60">; manipulador de alimentos; enfermedades transmitidas por alimentos.</text:span></text:p>
      <text:p text:style-name="P12"><text:span text:style-name="T6"/></text:p>
      <text:section text:style-name="Sect1" text:name="Section1">
        <text:h text:style-name="P20" text:outline-level="2">INTRODUCCIÓN </text:h>
        <text:p text:style-name="P15"><text:span text:style-name="T37">El tema de la seguridad alimentaria es hoy una preocupación mundial y una de las metas prioritarias de organismos internacionales y nacionales, los que permanentemente impulsan campañas destinadas a obtener un alimento sano y seguro. Pese a estos esfuerzos, las enfermedades transmitidas por los alimentos (ETA) se encuentran entre los principales problemas de salud pública mundial y es así que miles de millones de personas alrededor del mundo sufren enfermedades por este motivo [1]. El patógeno aislado con mayor frecuencia en casos de toxi-infecciones alimentarias es </text:span><text:span text:style-name="T41">Staphylococcus aureus (S. aureus) </text:span><text:span text:style-name="T38">[2]</text:span><text:span text:style-name="T37">, microorganismo que coloniza preferentemente la nasofaringe, piel y mucosas de hombres y animales [3]. Su presencia en los alimentos se asocia directamente a una inadecuada manipulación o al empleo de materias primas contaminadas [2]. A los 5 tipos de enterotoxinas producidas por esta bacteria (SEA, SEB, SEC, SED, y SEE) posteriormente se le agregaron 13 nuevos tipos: SEG, SEH, SEI, SEJ, SEK, SEL, SEM, SEN, SEO, SEP, SEQ, SER y SEU. En la actualidad se reconocen 20 tipos de enterotoxinas (SEs), incluídos SEC1, SEC2 y SEC3 [14]. La producción de estas toxinas depende principalmente de la naturaleza del alimento, de los </text:span><text:soft-page-break/><text:span text:style-name="T37">procesos a los cuales fue sometido (crudo, cocido, fermentado, etc.) y de su potencial exposición a temperaturas de abuso [4,6,7]. La detección de enterotoxinas en las cepas de </text:span><text:span text:style-name="T41">S. aureus</text:span><text:span text:style-name="T37"> aisladas generalmente no se realiza y se asume que las cepas productoras de coagulasa y termonucleasa son enterotoxigénicas [5]. Sin embargo, la </text:span><text:span text:style-name="T41">Food and Drug Administration</text:span><text:span text:style-name="T37"> (FDA) de los Estados Unidos establece que la sola presencia de grandes cantidades de </text:span><text:span text:style-name="T42">S. aureus</text:span><text:span text:style-name="T37"> en los alimentos no constituye evidencia suficiente para incriminar un alimento como causante de toxi-infección, siendo necesario además evaluar la producción de enterotoxinas en los </text:span><text:span text:style-name="T42">S. aureus</text:span><text:span text:style-name="T37"> aislados [8].</text:span></text:p>
        <text:p text:style-name="P15"><text:span text:style-name="T37">La portación nasofaríngea de </text:span><text:span text:style-name="T41">S. aureus</text:span><text:span text:style-name="T37"> es un hallazgo común en la población y para los manipuladores de alimentos y personal hospitalario constituye un serio problema. Se han realizado varios estudios que evalúan la erradicación de esta portación mediante terapia antibiótica, pero sin buenos resultados [9,10]. Hasta el momento, la terapia más efectiva ha sido la aplicación tópica de mupirocina [11], aunque se ha visto que la erradicación no es definitiva, ya que una gran proporción de los tratados vuelve a colonizarse [9,10]. Debido a que las enterotoxinas estafilocócicas son las responsables del cuadro clínico y persisten en los alimentos cocinados, aun cuando el microorganismo ya no resulte viable [5,9], no solo es importante investigar la presencia de la bacteria sino también establecer si se trata de aislamientos productores de enterotoxina. </text:span><text:span text:style-name="T60">Al ingerirse el alimento contaminado la enterotoxina se encuentra ya preformada, por lo que el período de incubación es muy corto (menos de tres horas). Las manifestaciones clínicas características, que en general cursan sin fiebre, comprenden náuseas, vómitos intensos, espasmo abdominal y diarreas. En algunos casos se puede observar moco y sangre en los vómitos o en las heces [12,13]. El cuadro suele presentar una evolución favorable, con tendencia a la recuperación en 24 a 48 horas, aunque pueden producirse formas graves con hipotensión, hipotermia y shock [12]. </text:span><text:span text:style-name="T37">Al no existir informes nacionales ni locales, se diseñó el presente trabajo con el objetivo de </text:span><text:span text:style-name="T60">determinar la portación nasal, la caracterización molecular de las enterotoxinas, y la susceptibilidad antimicrobiana de </text:span><text:span text:style-name="T68">S. aureus </text:span><text:span text:style-name="T60">aislados </text:span><text:span text:style-name="T37">en manipuladores de alimentos en supermercados de Asunción y Gran Asunción.</text:span></text:p>
        <text:p text:style-name="P13"/>
        <text:h text:style-name="P21" text:outline-level="2">MATERIALES &amp; MÉTODOS</text:h>
        <text:p text:style-name="P16"><text:span text:style-name="T60">Se tomaron muestras de hisopados nasales de 230 manipuladores de alimentos de una cadena de supermercados de Asunción y departamento Central. </text:span><text:span text:style-name="T69">Las muestras se sembraron en placas de agar manitol salado (SIGMA) y se incubaron a 37 °C durante 24–48 h. Las colonias compatibles con </text:span><text:span text:style-name="T71">S. aureus </text:span><text:span text:style-name="T69">fueron sometidas a la observación microscópica con tinción de Gram e identificadas mediante las siguientes pruebas bioquímicas: catalasa, coagulasa, DNasa, Voges Proskauer, prueba de Nitrato, azúcares, tales como Lactosa, Maltosa, Manosa, Manitol, Trehalosa y sensibilidad a la novobiocina </text:span></text:p>
        <text:p text:style-name="P16"><text:span text:style-name="T69">El estudio de la sensibilidad a los antibióticos se efectuó mediante la técnica de difusión en agar, según la metodología recomendada por el Clinical and Laboratory Standards Institute (CLSI). Se utilizaron discos (OXOID) con los siguientes agentes antibacterianos: penicilina (10 µg) cefoxitina (30µg), clindamicina (2µg), eritromicina (15 µg), gentamicina (10µg),</text:span><text:span text:style-name="T60"> trimetoprim-sulfametoxasol (1,25/23,75</text:span><text:span text:style-name="T69"> µg</text:span><text:span text:style-name="T60">), y ciprofloxacina (5 </text:span><text:span text:style-name="T69">µg).</text:span></text:p>
        <text:p text:style-name="P16"><text:span text:style-name="T69">Los genes que codifican las enterotoxinas A, B, C, D y E, más frecuentemente asociadas a brotes de intoxicación alimentaria, se detectaron mediante técnicas de biología molecular. Se utilizó una reacción en cadena de la polimerasa (PCR) múltiple A-B-C para la detección de los genes </text:span><text:span text:style-name="T70">sea</text:span><text:span text:style-name="T69">, </text:span><text:span text:style-name="T70">seb</text:span><text:span text:style-name="T69"> y </text:span><text:span text:style-name="T70">sec</text:span><text:span text:style-name="T69"> de </text:span><text:span text:style-name="T70">S. aureus</text:span><text:span text:style-name="T69"> enterotoxigénico que codifican para las toxinas A, B y C. Se realizó otra PCR múltiple D-E para la detección de los genes </text:span><text:span text:style-name="T70">sed</text:span><text:span text:style-name="T69"> y </text:span><text:span text:style-name="T70">see</text:span><text:span text:style-name="T69">, que codifican para las enterotoxinas D y E, siguiendo el protocolo descrito por Manfredi et al [11].</text:span></text:p>
        <text:p text:style-name="P14"/>
        <text:h text:style-name="P21" text:outline-level="2">RESULTADOS</text:h>
        <text:p text:style-name="P16"><text:span text:style-name="T60">De las 230 muestras estudiadas, se aislaron 78 cepas de </text:span><text:span text:style-name="T68">S. aureus</text:span><text:span text:style-name="T60"> (34 %). </text:span><text:span text:style-name="T69">Se detectó en un </text:span><text:span text:style-name="T60">27/78 (35%) </text:span><text:span text:style-name="T69">de los aislamientos genes codificantes de enterotoxinas que corresponden al </text:span><text:span text:style-name="T60">12% </text:span><text:span text:style-name="T69">de los manipuladores estudiados. El gen predominante en este estudio fue </text:span><text:span text:style-name="T72">sea</text:span><text:span text:style-name="T69"> </text:span><text:span text:style-name="T60">(52%), que codifica para la enterotoxina A (Figura 1)</text:span><text:span text:style-name="T69">.</text:span><text:span text:style-name="T60"> Le siguieron las enterotoxinas </text:span><text:span text:style-name="T43">C (29 %), B (15 %) y B-C (4%).</text:span><text:span text:style-name="T69"> </text:span><text:span text:style-name="T60">De los </text:span><text:span text:style-name="T68">S. aureus</text:span><text:span text:style-name="T60"> aislados fueron resistentes a penicilina 72/78 (92%), a clindamicina y eritromicina 3/78 (4%), a gentamicina 4/78 (5%), y a oxacilina 4/78 (5%). Todos fueron sensibles a trimetoprim-sulfametoxasol y ciprofloxacina.</text:span></text:p>
        <text:p text:style-name="P14"/>
        <text:h text:style-name="P21" text:outline-level="2">CONCLUSIONES </text:h>
        <text:p text:style-name="P16"><text:span text:style-name="T60">La portación nasal de </text:span><text:span text:style-name="T68">S. aureus </text:span><text:span text:style-name="T60">enterotoxigénicos en manipuladores de alimentos es similar a la re</text:span><text:soft-page-break/><text:span text:style-name="T60">portada en publicaciones internacionales.</text:span><text:span text:style-name="T69"> La caracterización genotípica se basó en la detección de los genes SEA, SEB, SEC, SED y SEE que codifican las enterotoxinas estafilocócicas. Sin embargo, sería importante desarrollar técnicas para detectar los genes que codifican las nuevas enterotoxinas, a fin de conocer la incidencia de estas en las enfermedades transmitidas por alimentos e investigar su relevancia en la salud pública de nuestro país. </text:span><text:span text:style-name="T60">Estos resultados confirman la necesidad de programas de entrenamiento y educación en el manejo de alimentos dirigido a manipuladores para evitar brotes de intoxicación alimentaria.</text:span></text:p>
        <text:p text:style-name="P16"><text:span text:style-name="T60">Este trabajo contribuye al conocimiento de portación de </text:span><text:span text:style-name="T67">S. aureus</text:span><text:span text:style-name="T60"> en manipuladores de alimentos en Asunción y Gran Asunción, información no disponible hasta el presente en nuestro país. Nuestra expectativa es que este trabajo contribuya de forma significativa al conocimiento del problema y que se implementen medidas tendientes a reducir el número de las intoxicaciones alimentarias por </text:span><text:span text:style-name="T67">S. aureus.</text:span></text:p>
      </text:section>
      <text:p text:style-name="P6"/>
      <text:h text:style-name="Heading_20_2" text:outline-level="2">BIBLIOGRAFÍA</text:h>
      <text:list xml:id="list3889460341" text:style-name="WWNum2">
        <text:list-item>
          <text:p text:style-name="P17"><text:span text:style-name="T39">Zacarías I, Middleton S.</text:span><text:span text:style-name="T40"> Manipulación de Alimentos</text:span><text:span text:style-name="T39">. Instituto de Nutrición y Tecnología de los Alimentos. </text:span><text:span text:style-name="T44">Universidad de Chile. 1987; p. 8–9.</text:span><text:bookmark text:name="2"/></text:p>
        </text:list-item>
        <text:list-item>
          <text:p text:style-name="P17"><text:span text:style-name="T45">Bean N, Goulding JS, Lao C, Angulo FJ. Surveillance for foodborne disease outbreaks-United States, 1988-1992. Morbid Mortal Weekly Rep. </text:span><text:span text:style-name="T46">CDC Surveill Summ</text:span><text:span text:style-name="T45"> 1996;45:1–66.</text:span><text:bookmark text:name="3"/></text:p>
        </text:list-item>
        <text:list-item>
          <text:p text:style-name="P17"><text:span text:style-name="T45">ICMSF. </text:span><text:span text:style-name="T46">Microorganism in Food 5: Microbiological specifications of food pathogens</text:span><text:span text:style-name="T45">. Blackie Academic and Professional: London. 1996; p. 299–333.</text:span><text:bookmark text:name="4"/></text:p>
        </text:list-item>
        <text:list-item>
          <text:p text:style-name="P17"><text:span text:style-name="T45">Halpin-Dohnalek MI, Marth EH. </text:span><text:span text:style-name="T46">Staphylococcus aureus</text:span><text:span text:style-name="T45">: Production of extracellular compounds and behavior in foods. A review. </text:span><text:span text:style-name="T46">J Food Prot </text:span><text:span text:style-name="T45">1989;52:267–82.</text:span><text:bookmark text:name="5"/></text:p>
        </text:list-item>
        <text:list-item>
          <text:p text:style-name="P17"><text:span text:style-name="T45">Dinges MM, Orwin PM, Schlievert PM. Exotoxins of </text:span><text:span text:style-name="T46">Staphylococcus aureus</text:span><text:span text:style-name="T45">. </text:span><text:span text:style-name="T46">Clin Microbiol Rev</text:span><text:span text:style-name="T45"> 2000;13:16–34.</text:span><text:bookmark text:name="6"/></text:p>
        </text:list-item>
        <text:list-item>
          <text:p text:style-name="P17"><text:span text:style-name="T45">Bennett RW. The biomolecular temperament of Staphylococcal enterotoxin in thermally processed foods.</text:span><text:span text:style-name="T46"> J AOAC Int</text:span><text:span text:style-name="T45"> 1992;75:6–12.</text:span><text:bookmark text:name="7"/></text:p>
        </text:list-item>
        <text:list-item>
          <text:p text:style-name="P17"><text:span text:style-name="T45">Qi Y, Miller KJ. Effect of low water activity on Staphylococcal enterotoxin A and B biosynthesis. </text:span><text:span text:style-name="T46">J Food Prot </text:span><text:span text:style-name="T45">2000;63:473–8.</text:span></text:p>
        </text:list-item>
        <text:list-item>
          <text:p text:style-name="P17"><text:span text:style-name="T45">Bennett RW, Lancette GA. </text:span><text:span text:style-name="T46">Bacteriological Analytical Manual</text:span><text:span text:style-name="T45">. AOAC: Washington, DC. </text:span><text:span text:style-name="T44">1995, Chapter 12.</text:span></text:p>
        </text:list-item>
        <text:list-item>
          <text:p text:style-name="P17"><text:span text:style-name="T39">Ledermann W. Controversias terapéuticas: Portación de </text:span><text:span text:style-name="T40">Staphylococcus aureu</text:span><text:span text:style-name="T39">s. </text:span><text:span text:style-name="T46">Rev Chil Infect </text:span><text:span text:style-name="T45">1996;13:81–4.</text:span><text:bookmark text:name="10"/></text:p>
        </text:list-item>
        <text:list-item>
          <text:p text:style-name="P17"><text:span text:style-name="T45">Kluytmans J, Belkum A, Verbrugh H. Nasal carriage of </text:span><text:span text:style-name="T46">Staphylococcus aureus</text:span><text:span text:style-name="T45">: Epidemiology, underlying mechanisms, and associated risks. </text:span><text:span text:style-name="T40">Clin Microbiol Rev</text:span><text:span text:style-name="T39"> 1997;10:505–20.</text:span><text:bookmark text:name="11"/></text:p>
        </text:list-item>
        <text:list-item>
          <text:p text:style-name="P18"><text:span text:style-name="T39">Mendoza C, Barrientos C, Panizza V, Concha B, Romero P, Barahona C et al. Prevención de la infección intrahospitalaria por </text:span><text:span text:style-name="T40">Staphylococcus aureus</text:span><text:span text:style-name="T39"> resistente.</text:span></text:p>
        </text:list-item>
        <text:list-item>
          <text:p text:style-name="P18"><text:span text:style-name="T60">Fernández-Crehuet Navajas J, Carnero Varo M, Pinedo Sanchez A. Intoxicaciones y toxinfecciones alimentarias. En: Piédrola Gil. Medicina preventiva y salud pública. 11º Edición. </text:span><text:span text:style-name="T69">Elsevier Masson: Barcelona. 2008, p. 577–9.</text:span></text:p>
        </text:list-item>
        <text:list-item>
          <text:p text:style-name="P18"><text:span text:style-name="T60">Manfredi E, Leotta G, Rivas M. PCR múltiple para la detección de los genes sea, seb, sec, sed y see de Staphylococcus aureus. Caracterización de aislamientos de origen alimentario. Rev Argent Microbiol 2010;42:212–5.</text:span></text:p>
        </text:list-item>
        <text:list-item>
          <text:p text:style-name="P18"><text:span text:style-name="T60">Manual de Procedimientos, Detección recuento y caracterización genotípica de Staphylococcus aureus enterotoxigénico a partir de alimentos; Servicio Fisiopatogenia, Departamento de Bacteriología, Instituto Nacional de Enfermedades infecciosas – ANLIS “Dr. Carlos G. Malbrán”, 20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Tahoma" svg:font-family="Tahoma"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ne_20_number" style:display-name="lin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08cee9" officeooo:paragraph-rsid="0009f686" style:font-size-asian="10pt" style:font-size-complex="10pt"/>
    </style:style>
    <style:style style:name="MT1" style:family="text">
      <style:text-properties fo:language="es" fo:country="ES" fo:font-weight="normal" style:font-weight-asian="normal" style:font-name-complex="Times New Roman1" style:font-weight-complex="normal"/>
    </style:style>
    <style:style style:name="MT2" style:family="text">
      <style:text-properties fo:language="es" fo:country="ES" fo:font-weight="normal" officeooo:rsid="0009f686" style:font-weight-asian="normal" style:font-name-complex="Times New Roman1" style:font-weight-complex="normal"/>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ackground-color="transparent" style:dynamic-spacing="true" draw:fill="non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Rev UN Med 2013 2(1): </text:span><text:span text:style-name="MT2">37-44</text:span></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 No Za</meta:initial-creator>
    <dc:creator>Alcides Chaux</dc:creator>
    <meta:editing-cycles>74</meta:editing-cycles>
    <meta:creation-date>2013-06-26T01:25:00</meta:creation-date>
    <dc:date>2017-12-12T14:58:31.252111312</dc:date>
    <meta:editing-duration>PT1H52M58S</meta:editing-duration>
    <meta:generator>LibreOffice/5.4.2.2$Linux_X86_64 LibreOffice_project/40m0$Build-2</meta:generator>
    <meta:document-statistic meta:table-count="0" meta:image-count="0" meta:object-count="0" meta:page-count="3" meta:paragraph-count="38" meta:word-count="1651" meta:character-count="11185" meta:non-whitespace-character-count="95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